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4.3429in" svg:y="0in">
            <draw:object draw:notify-on-update-of-ranges="Sheet1.AK3:Sheet1.AK3 Sheet1.AK4:Sheet1.AK6 Sheet1.AL3:Sheet1.AL3 Sheet1.AL4:Sheet1.AL6 Sheet1.AK3:Sheet1.AK3 Sheet1.AK4:Sheet1.AK6 Sheet1.AM3:Sheet1.AM3 Sheet1.AM4:Sheet1.AM6 Sheet1.AK3:Sheet1.AK3 Sheet1.AK4:Sheet1.AK6 Sheet1.AN3:Sheet1.AN3 Sheet1.AN4:Sheet1.AN6 Sheet1.AK3:Sheet1.AK3 Sheet1.AK4:Sheet1.AK6 Sheet1.AO3:Sheet1.AO3 Sheet1.AO4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94in" svg:height="3.5453in" svg:x="24.9453in" svg:y="2.5205in">
            <draw:object draw:notify-on-update-of-ranges="Sheet1.AQ3:Sheet1.AQ3 Sheet1.AQ4:Sheet1.AQ7 Sheet1.AR3:Sheet1.AR3 Sheet1.AR4:Sheet1.AR7 Sheet1.AQ3:Sheet1.AQ3 Sheet1.AQ4:Sheet1.AQ7 Sheet1.AS3:Sheet1.AS3 Sheet1.AS4:Sheet1.AS7 Sheet1.AQ3:Sheet1.AQ3 Sheet1.AQ4:Sheet1.AQ7 Sheet1.AT3:Sheet1.AT3 Sheet1.AT4:Sheet1.AT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1.4437in" svg:y="3.9197in">
            <draw:object draw:notify-on-update-of-ranges="Sheet1.AK29:Sheet1.AK29 Sheet1.AK30:Sheet1.AK33 Sheet1.AL29:Sheet1.AL29 Sheet1.AL30:Sheet1.AL33 Sheet1.AK29:Sheet1.AK29 Sheet1.AK30:Sheet1.AK33 Sheet1.AM29:Sheet1.AM29 Sheet1.AM30:Sheet1.AM33 Sheet1.AK29:Sheet1.AK29 Sheet1.AK30:Sheet1.AK33 Sheet1.AN29:Sheet1.AN29 Sheet1.AN30:Sheet1.AN33 Sheet1.AK29:Sheet1.AK29 Sheet1.AK30:Sheet1.AK33 Sheet1.AO29:Sheet1.AO29 Sheet1.AO30:Sheet1.AO33 Sheet1.AK29:Sheet1.AK29 Sheet1.AK30:Sheet1.AK33 Sheet1.AP29:Sheet1.AP29 Sheet1.AP30:Sheet1.AP33 Sheet1.AK29:Sheet1.AK29 Sheet1.AK30:Sheet1.AK33 Sheet1.AQ29:Sheet1.AQ29 Sheet1.AQ30:Sheet1.AQ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449in" svg:x="31.1457in" svg:y="0.178in">
            <draw:object draw:notify-on-update-of-ranges="Sheet1.AK16:Sheet1.AK16 Sheet1.AK17:Sheet1.AK19 Sheet1.AL16:Sheet1.AL16 Sheet1.AL17:Sheet1.AL19 Sheet1.AK16:Sheet1.AK16 Sheet1.AK17:Sheet1.AK19 Sheet1.AM16:Sheet1.AM16 Sheet1.AM17:Sheet1.AM19 Sheet1.AK16:Sheet1.AK16 Sheet1.AK17:Sheet1.AK19 Sheet1.AN16:Sheet1.AN16 Sheet1.AN17:Sheet1.AN19 Sheet1.AK16:Sheet1.AK16 Sheet1.AK17:Sheet1.AK19 Sheet1.AO16:Sheet1.AO16 Sheet1.AO17:Sheet1.AO19 Sheet1.AK16:Sheet1.AK16 Sheet1.AK17:Sheet1.AK19 Sheet1.AP16:Sheet1.AP16 Sheet1.AP17:Sheet1.AP19 Sheet1.AK16:Sheet1.AK16 Sheet1.AK17:Sheet1.AK19 Sheet1.AQ16:Sheet1.AQ16 Sheet1.AQ17:Sheet1.AQ19 Sheet1.AK16:Sheet1.AK16 Sheet1.AK17:Sheet1.AK19 Sheet1.AR16:Sheet1.AR16 Sheet1.AR17:Sheet1.AR19 Sheet1.AK16:Sheet1.AK16 Sheet1.AK17:Sheet1.AK19 Sheet1.AS16:Sheet1.AS16 Sheet1.AS17:Sheet1.AS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table:number-columns-repeated="2"/>
          <table:table-cell table:style-name="ce1" table:formula="of:=AVERAGE([.B26];[.B61];[.B96];[.B131];[.B166];[.B201];[.B236])" office:value-type="float" office:value="27624457.1428571" calcext:value-type="float">
            <text:p>2.76E+007</text:p>
          </table:table-cell>
          <table:table-cell table:number-columns-repeated="2"/>
          <table:table-cell table:style-name="ce1" table:formula="of:=AVERAGE([.E26];[.E61];[.E96])" office:value-type="float" office:value="31413266.6666667" calcext:value-type="float">
            <text:p>3.14E+007</text:p>
          </table:table-cell>
          <table:table-cell table:number-columns-repeated="2"/>
          <table:table-cell table:style-name="ce1" table:formula="of:=AVERAGE([.H26];[.H61];)" office:value-type="float" office:value="21639533.3333333" calcext:value-type="float">
            <text:p>2.16E+007</text:p>
          </table:table-cell>
          <table:table-cell table:number-columns-repeated="2"/>
          <table:table-cell table:style-name="ce1" table:formula="of:=AVERAGE([.K26];[.K61];[.K96];[.K131];[.K166];[.K201])" office:value-type="float" office:value="35781233.3333333" calcext:value-type="float">
            <text:p>3.58E+007</text:p>
          </table:table-cell>
          <table:table-cell table:number-columns-repeated="2"/>
          <table:table-cell table:style-name="ce1" table:formula="of:=AVERAGE([.N26];[.N61];[.N96])" office:value-type="float" office:value="46609866.6666667" calcext:value-type="float">
            <text:p>4.66E+007</text:p>
          </table:table-cell>
          <table:table-cell table:number-columns-repeated="2"/>
          <table:table-cell table:style-name="ce1" table:formula="of:=AVERAGE([.Q26];[.Q61];)" office:value-type="float" office:value="36158533.3333333" calcext:value-type="float">
            <text:p>3.62E+007</text:p>
          </table:table-cell>
          <table:table-cell table:number-columns-repeated="2"/>
          <table:table-cell table:style-name="ce1" table:formula="of:=AVERAGE([.T26];[.T61];[.T96];[.T131];[.T166];[.T201])" office:value-type="float" office:value="34872283.3333333" calcext:value-type="float">
            <text:p>3.49E+007</text:p>
          </table:table-cell>
          <table:table-cell table:number-columns-repeated="2"/>
          <table:table-cell table:formula="of:=AVERAGE([.W26];[.W61];[.W96])" office:value-type="float" office:value="66620533.3333333" calcext:value-type="float">
            <text:p>6.66E+007</text:p>
          </table:table-cell>
          <table:table-cell table:number-columns-repeated="2"/>
          <table:table-cell table:style-name="ce1" table:formula="of:=AVERAGE([.Z26];[.Z61];[.Z96];[.Z131];[.Z166];[.Z201])" office:value-type="float" office:value="92776383.3333333" calcext:value-type="float">
            <text:p>9.28E+007</text:p>
          </table:table-cell>
          <table:table-cell table:number-columns-repeated="2"/>
          <table:table-cell table:style-name="ce1" table:formula="of:=AVERAGE([.AC26];[.AC61];[.AC96];[.AC131];[.AC166];[.AC201])" office:value-type="float" office:value="26332900" calcext:value-type="float">
            <text:p>2.63E+007</text:p>
          </table:table-cell>
          <table:table-cell table:number-columns-repeated="2"/>
          <table:table-cell table:style-name="ce1" table:formula="of:=AVERAGE([.AF26];[.AF61];[.AF96])" office:value-type="float" office:value="78425566.6666667" calcext:value-type="float">
            <text:p>7.84E+007</text:p>
          </table:table-cell>
          <table:table-cell table:number-columns-repeated="2"/>
          <table:table-cell table:style-name="ce1" table:formula="of:=AVERAGE([.AI26];[.AI61];[.AI96])" office:value-type="float" office:value="134108800" calcext:value-type="float">
            <text:p>1.34E+0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table:style-name="ce1" table:number-columns-repeated="4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table:style-name="ce1"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table:number-columns-repeated="5"/>
          <table:table-cell table:style-name="ce1" table:number-columns-repeated="4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26332900" calcext:value-type="float">
            <text:p>263329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06799" calcext:value-type="float">
            <text:p>0.06067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57032" calcext:value-type="float">
            <text:p>0.06570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224" calcext:value-type="float">
            <text:p>0.0672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58819175" calcext:value-type="float">
            <text:p>58819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39533.3333333" calcext:value-type="float">
            <text:p>21639533.3333333</text:p>
          </table:table-cell>
          <table:table-cell office:value-type="float" office:value="36158533.3333333" calcext:value-type="float">
            <text:p>36158533.3333333</text:p>
          </table:table-cell>
          <table:table-cell office:value-type="float" office:value="92776383.3333333" calcext:value-type="float">
            <text:p>92776383.3333333</text:p>
          </table:table-cell>
          <table:table-cell office:value-type="float" office:value="134108800" calcext:value-type="float">
            <text:p>1341088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5641" calcext:value-type="float">
            <text:p>0.07356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451" calcext:value-type="float">
            <text:p>0.07384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22" calcext:value-type="float">
            <text:p>0.073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34108800" calcext:value-type="float">
            <text:p>134108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0689" calcext:value-type="float">
            <text:p>0.01606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964999" calcext:value-type="float">
            <text:p>0.009649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97" calcext:value-type="float">
            <text:p>0.00538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61624" calcext:value-type="float">
            <text:p>0.01616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76741" calcext:value-type="float">
            <text:p>0.009767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588" calcext:value-type="float">
            <text:p>0.005565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62414" calcext:value-type="float">
            <text:p>0.01624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81116" calcext:value-type="float">
            <text:p>0.009811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535" calcext:value-type="float">
            <text:p>0.005615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63615" calcext:value-type="float">
            <text:p>0.01636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9664" calcext:value-type="float">
            <text:p>0.009896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5" calcext:value-type="float">
            <text:p>0.0057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6928" calcext:value-type="float">
            <text:p>0.0169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04702" calcext:value-type="float">
            <text:p>0.01047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2698" calcext:value-type="float">
            <text:p>0.00672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357" calcext:value-type="float">
            <text:p>0.01633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85626" calcext:value-type="float">
            <text:p>0.00985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4" calcext:value-type="float">
            <text:p>0.00565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/>
          <table:table-cell office:value-type="string" calcext:value-type="string">
            <text:p>both in 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41121" calcext:value-type="float">
            <text:p>0.0002411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48115" calcext:value-type="float">
            <text:p>0.00014811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79" calcext:value-type="float">
            <text:p>0.00018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table:style-name="ce1" office:value-type="string" calcext:value-type="string">
            <text:p>Nodes 2 Val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4 Val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 8 Val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16 Val</text:p>
          </table:table-cell>
          <table:table-cell table:number-columns-repeated="3"/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30113700" calcext:value-type="float">
            <text:p>3.01E+007</text:p>
          </table:table-cell>
          <table:table-cell office:value-type="float" office:value="27624457.1428571" calcext:value-type="float">
            <text:p>27624457.1428571</text:p>
          </table:table-cell>
          <table:table-cell table:style-name="ce2" office:value-type="float" office:value="39585000" calcext:value-type="float">
            <text:p>3.96E+007</text:p>
          </table:table-cell>
          <table:table-cell office:value-type="float" office:value="35781233.3333333" calcext:value-type="float">
            <text:p>35781233.3333333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34872283.3333333" calcext:value-type="float">
            <text:p>34872283.3333333</text:p>
          </table:table-cell>
          <table:table-cell table:style-name="ce2" office:value-type="float" office:value="31522700" calcext:value-type="float">
            <text:p>3.15E+007</text:p>
          </table:table-cell>
          <table:table-cell office:value-type="float" office:value="26332900" calcext:value-type="float">
            <text:p>26332900</text:p>
          </table:table-cell>
          <table:table-cell table:number-columns-repeated="3"/>
          <table:table-cell office:value-type="float" office:value="37096400" calcext:value-type="float">
            <text:p>37096400</text:p>
          </table:table-cell>
          <table:table-cell office:value-type="float" office:value="35539400" calcext:value-type="float">
            <text:p>35539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4099700" calcext:value-type="float">
            <text:p>3.41E+007</text:p>
          </table:table-cell>
          <table:table-cell office:value-type="float" office:value="31413266.6666667" calcext:value-type="float">
            <text:p>31413266.6666667</text:p>
          </table:table-cell>
          <table:table-cell table:style-name="ce2" office:value-type="float" office:value="48694000" calcext:value-type="float">
            <text:p>4.87E+007</text:p>
          </table:table-cell>
          <table:table-cell office:value-type="float" office:value="46609866.6666667" calcext:value-type="float">
            <text:p>46609866.6666667</text:p>
          </table:table-cell>
          <table:table-cell table:style-name="ce2" office:value-type="float" office:value="71769700" calcext:value-type="float">
            <text:p>7.18E+007</text:p>
          </table:table-cell>
          <table:table-cell office:value-type="float" office:value="66620533.3333333" calcext:value-type="float">
            <text:p>66620533.3333333</text:p>
          </table:table-cell>
          <table:table-cell table:style-name="ce2" office:value-type="float" office:value="89159200" calcext:value-type="float">
            <text:p>8.92E+007</text:p>
          </table:table-cell>
          <table:table-cell office:value-type="float" office:value="58819175" calcext:value-type="float">
            <text:p>58819175</text:p>
          </table:table-cell>
          <table:table-cell table:number-columns-repeated="3"/>
          <table:table-cell office:value-type="float" office:value="67396900" calcext:value-type="float">
            <text:p>67396900</text:p>
          </table:table-cell>
          <table:table-cell office:value-type="float" office:value="63512300" calcext:value-type="float">
            <text:p>63512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41331900" calcext:value-type="float">
            <text:p>4.13E+007</text:p>
          </table:table-cell>
          <table:table-cell office:value-type="float" office:value="21639533.3333333" calcext:value-type="float">
            <text:p>21639533.3333333</text:p>
          </table:table-cell>
          <table:table-cell table:style-name="ce2" office:value-type="float" office:value="67984400" calcext:value-type="float">
            <text:p>6.80E+007</text:p>
          </table:table-cell>
          <table:table-cell office:value-type="float" office:value="36158533.3333333" calcext:value-type="float">
            <text:p>36158533.3333333</text:p>
          </table:table-cell>
          <table:table-cell table:style-name="ce2" office:value-type="float" office:value="122154000" calcext:value-type="float">
            <text:p>1.22E+008</text:p>
          </table:table-cell>
          <table:table-cell office:value-type="float" office:value="92776383.3333333" calcext:value-type="float">
            <text:p>92776383.3333333</text:p>
          </table:table-cell>
          <table:table-cell table:style-name="ce2" office:value-type="float" office:value="196219000" calcext:value-type="float">
            <text:p>1.96E+008</text:p>
          </table:table-cell>
          <table:table-cell office:value-type="float" office:value="134108800" calcext:value-type="float">
            <text:p>134108800</text:p>
          </table:table-cell>
          <table:table-cell table:number-columns-repeated="3"/>
          <table:table-cell office:value-type="float" office:value="129818000" calcext:value-type="float">
            <text:p>129818000</text:p>
          </table:table-cell>
          <table:table-cell office:value-type="float" office:value="123391000" calcext:value-type="float">
            <text:p>12339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table:style-name="ce2" table:number-columns-repeated="4"/>
          <table:table-cell table:number-columns-repeated="7"/>
          <table:table-cell office:value-type="float" office:value="238983000" calcext:value-type="float">
            <text:p>238983000</text:p>
          </table:table-cell>
          <table:table-cell office:value-type="float" office:value="226877000" calcext:value-type="float">
            <text:p>22687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4"/>
          <table:table-cell table:number-columns-repeated="7"/>
          <table:table-cell office:value-type="float" office:value="451571000" calcext:value-type="float">
            <text:p>451571000</text:p>
          </table:table-cell>
          <table:table-cell office:value-type="float" office:value="415172000" calcext:value-type="float">
            <text:p>41517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971500" calcext:value-type="float">
            <text:p>3.10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0074200" calcext:value-type="float">
            <text:p>5.01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937600" calcext:value-type="float">
            <text:p>7.7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 table:number-columns-repeated="2"/>
          <table:table-cell table:style-name="ce2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2043900" calcext:value-type="float">
            <text:p>3.2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976100" calcext:value-type="float">
            <text:p>5.3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1899200" calcext:value-type="float">
            <text:p>9.1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2280700" calcext:value-type="float">
            <text:p>3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437600" calcext:value-type="float">
            <text:p>5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3663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438600" calcext:value-type="float">
            <text:p>3.2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677000" calcext:value-type="float">
            <text:p>5.3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1962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627200" calcext:value-type="float">
            <text:p>3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330100" calcext:value-type="float">
            <text:p>5.4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789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20944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3193100" calcext:value-type="float">
            <text:p>5.3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380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59683.6" calcext:value-type="float">
            <text:p>59683.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00710" calcext:value-type="float">
            <text:p>1007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8334" calcext:value-type="float">
            <text:p>38833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3.988" calcext:value-type="float">
            <text:p>33.98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4992" calcext:value-type="float">
            <text:p>47.49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851" calcext:value-type="float">
            <text:p>32.485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9 Val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2 Val</text:p>
          </table:table-cell>
          <table:table-cell office:value-type="string" calcext:value-type="string">
            <text:p>Scale 15 </text:p>
          </table:table-cell>
          <table:table-cell office:value-type="string" calcext:value-type="string">
            <text:p>Scale 15 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7.959" calcext:value-type="float">
            <text:p>37.95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6622" calcext:value-type="float">
            <text:p>58.66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54.548" calcext:value-type="float">
            <text:p>54.54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113700" calcext:value-type="float">
            <text:p>30113700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4099700" calcext:value-type="float">
            <text:p>34099700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1331900" calcext:value-type="float">
            <text:p>41331900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0.6113" calcext:value-type="float">
            <text:p>40.611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1.5841" calcext:value-type="float">
            <text:p>61.584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6.0144" calcext:value-type="float">
            <text:p>56.01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585000" calcext:value-type="float">
            <text:p>39585000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8694000" calcext:value-type="float">
            <text:p>48694000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7984400" calcext:value-type="float">
            <text:p>67984400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44.7253" calcext:value-type="float">
            <text:p>44.725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64.5321" calcext:value-type="float">
            <text:p>64.532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8.3077" calcext:value-type="float">
            <text:p>58.307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00200" calcext:value-type="float">
            <text:p>41800200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71769700" calcext:value-type="float">
            <text:p>71769700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122154000" calcext:value-type="float">
            <text:p>122154000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8.3639" calcext:value-type="float">
            <text:p>58.363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4.3717" calcext:value-type="float">
            <text:p>94.371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60.0974" calcext:value-type="float">
            <text:p>60.097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522700" calcext:value-type="float">
            <text:p>31522700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89159200" calcext:value-type="float">
            <text:p>891592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96219000" calcext:value-type="float">
            <text:p>196219000</text:p>
          </table:table-cell>
          <table:table-cell office:value-type="float" office:value="134108800" calcext:value-type="float">
            <text:p>134108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2.7574" calcext:value-type="float">
            <text:p>42.757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64.4616" calcext:value-type="float">
            <text:p>64.46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2.5792" calcext:value-type="float">
            <text:p>52.579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3156" calcext:value-type="float">
            <text:p>7.0315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1.8106" calcext:value-type="float">
            <text:p>11.81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8.70421" calcext:value-type="float">
            <text:p>8.7042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style-name="ce1"/>
          <table:table-cell office:value-type="string" calcext:value-type="string">
            <text:p>graph_generation</text:p>
          </table:table-cell>
          <table:table-cell office:value-type="float" office:value="0.059767" calcext:value-type="float">
            <text:p>0.05976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/>
          <table:table-cell table:style-name="ce1" office:value-type="string" calcext:value-type="string">
            <text:p>graph_generation</text:p>
          </table:table-cell>
          <table:table-cell office:value-type="float" office:value="0.066577" calcext:value-type="float">
            <text:p>0.0665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4719" calcext:value-type="float">
            <text:p>0.0684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style-name="ce1"/>
          <table:table-cell office:value-type="string" calcext:value-type="string">
            <text:p>construction_time</text:p>
          </table:table-cell>
          <table:table-cell office:value-type="float" office:value="0.0842738" calcext:value-type="float">
            <text:p>0.08427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/>
          <table:table-cell table:style-name="ce1" office:value-type="string" calcext:value-type="string">
            <text:p>construction_time</text:p>
          </table:table-cell>
          <table:table-cell office:value-type="float" office:value="0.073873" calcext:value-type="float">
            <text:p>0.0738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41" calcext:value-type="float">
            <text:p>0.073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style-name="ce1"/>
          <table:table-cell office:value-type="string" calcext:value-type="string">
            <text:p>min_time</text:p>
          </table:table-cell>
          <table:table-cell office:value-type="float" office:value="0.0162361" calcext:value-type="float">
            <text:p>0.01623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/>
          <table:table-cell table:style-name="ce1" office:value-type="string" calcext:value-type="string">
            <text:p>min_time</text:p>
          </table:table-cell>
          <table:table-cell office:value-type="float" office:value="0.00968289" calcext:value-type="float">
            <text:p>0.009682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01" calcext:value-type="float">
            <text:p>0.005383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style-name="ce1"/>
          <table:table-cell office:value-type="string" calcext:value-type="string">
            <text:p>firstquartile_time</text:p>
          </table:table-cell>
          <table:table-cell office:value-type="float" office:value="0.016333" calcext:value-type="float">
            <text:p>0.01633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/>
          <table:table-cell table:style-name="ce1" office:value-type="string" calcext:value-type="string">
            <text:p>firstquartile_time</text:p>
          </table:table-cell>
          <table:table-cell office:value-type="float" office:value="0.00979793" calcext:value-type="float">
            <text:p>0.009797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6801" calcext:value-type="float">
            <text:p>0.00546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style-name="ce1"/>
          <table:table-cell office:value-type="string" calcext:value-type="string">
            <text:p>median_time</text:p>
          </table:table-cell>
          <table:table-cell office:value-type="float" office:value="0.0164285" calcext:value-type="float">
            <text:p>0.01642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/>
          <table:table-cell table:style-name="ce1" office:value-type="string" calcext:value-type="string">
            <text:p>median_time</text:p>
          </table:table-cell>
          <table:table-cell office:value-type="float" office:value="0.00988209" calcext:value-type="float">
            <text:p>0.009882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1653" calcext:value-type="float">
            <text:p>0.0055165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style-name="ce1"/>
          <table:table-cell office:value-type="string" calcext:value-type="string">
            <text:p>thirdquartile_time</text:p>
          </table:table-cell>
          <table:table-cell office:value-type="float" office:value="0.0166221" calcext:value-type="float">
            <text:p>0.01662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/>
          <table:table-cell table:style-name="ce1" office:value-type="string" calcext:value-type="string">
            <text:p>thirdquartile_time</text:p>
          </table:table-cell>
          <table:table-cell office:value-type="float" office:value="0.010016" calcext:value-type="float">
            <text:p>0.0100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57542" calcext:value-type="float">
            <text:p>0.005575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style-name="ce1"/>
          <table:table-cell office:value-type="string" calcext:value-type="string">
            <text:p>max_time</text:p>
          </table:table-cell>
          <table:table-cell office:value-type="float" office:value="0.016948" calcext:value-type="float">
            <text:p>0.0169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/>
          <table:table-cell table:style-name="ce1" office:value-type="string" calcext:value-type="string">
            <text:p>max_time</text:p>
          </table:table-cell>
          <table:table-cell office:value-type="float" office:value="0.0104809" calcext:value-type="float">
            <text:p>0.0104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3985" calcext:value-type="float">
            <text:p>0.006739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style-name="ce1"/>
          <table:table-cell office:value-type="string" calcext:value-type="string">
            <text:p>mean_time</text:p>
          </table:table-cell>
          <table:table-cell office:value-type="float" office:value="0.0164858" calcext:value-type="float">
            <text:p>0.0164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/>
          <table:table-cell table:style-name="ce1" office:value-type="string" calcext:value-type="string">
            <text:p>mean_time</text:p>
          </table:table-cell>
          <table:table-cell office:value-type="float" office:value="0.00992196" calcext:value-type="float">
            <text:p>0.00992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5371" calcext:value-type="float">
            <text:p>0.0055537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style-name="ce1"/>
          <table:table-cell office:value-type="string" calcext:value-type="string">
            <text:p>stddev_time</text:p>
          </table:table-cell>
          <table:table-cell office:value-type="float" office:value="0.000187086" calcext:value-type="float">
            <text:p>0.00018708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/>
          <table:table-cell table:style-name="ce1" office:value-type="string" calcext:value-type="string">
            <text:p>stddev_time</text:p>
          </table:table-cell>
          <table:table-cell office:value-type="float" office:value="0.000165119" calcext:value-type="float">
            <text:p>0.000165119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2467" calcext:value-type="float">
            <text:p>0.0001824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30934900" calcext:value-type="float">
            <text:p>3.0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/>
          <table:table-cell table:style-name="ce1" office:value-type="string" calcext:value-type="string">
            <text:p>min_TEPS</text:p>
          </table:table-cell>
          <table:table-cell table:style-name="ce1" office:value-type="float" office:value="50023000" calcext:value-type="float">
            <text:p>5.0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88800" calcext:value-type="float">
            <text:p>7.7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1541500" calcext:value-type="float">
            <text:p>3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344900" calcext:value-type="float">
            <text:p>5.2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035100" calcext:value-type="float">
            <text:p>9.4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19132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054000" calcext:value-type="float">
            <text:p>5.3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5038900" calcext:value-type="float">
            <text:p>9.5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099800" calcext:value-type="float">
            <text:p>3.2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509800" calcext:value-type="float">
            <text:p>5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82200" calcext:value-type="float">
            <text:p>9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291400" calcext:value-type="float">
            <text:p>3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145500" calcext:value-type="float">
            <text:p>5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962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1802100" calcext:value-type="float">
            <text:p>3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2840900" calcext:value-type="float">
            <text:p>5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402700" calcext:value-type="float">
            <text:p>9.4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45469" calcext:value-type="float">
            <text:p>4546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10790" calcext:value-type="float">
            <text:p>11079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90764" calcext:value-type="float">
            <text:p>39076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4.8273" calcext:value-type="float">
            <text:p>34.82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7948" calcext:value-type="float">
            <text:p>47.79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6401" calcext:value-type="float">
            <text:p>32.64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9.801" calcext:value-type="float">
            <text:p>39.80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511" calcext:value-type="float">
            <text:p>58.51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286" calcext:value-type="float">
            <text:p>38.128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1.8676" calcext:value-type="float">
            <text:p>41.86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3.7269" calcext:value-type="float">
            <text:p>63.726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0644" calcext:value-type="float">
            <text:p>39.06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50.5575" calcext:value-type="float">
            <text:p>50.55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89.6731" calcext:value-type="float">
            <text:p>89.673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4594" calcext:value-type="float">
            <text:p>40.45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7.588" calcext:value-type="float">
            <text:p>57.58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3.8733" calcext:value-type="float">
            <text:p>93.87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42.1245" calcext:value-type="float">
            <text:p>42.12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4.6607" calcext:value-type="float">
            <text:p>44.66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71.8101" calcext:value-type="float">
            <text:p>71.81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0688" calcext:value-type="float">
            <text:p>39.068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7651" calcext:value-type="float">
            <text:p>7.0765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6.2628" calcext:value-type="float">
            <text:p>16.262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2249" calcext:value-type="float">
            <text:p>1.9224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table:number-columns-repeated="3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style-name="ce1"/>
          <table:table-cell table:number-columns-repeated="3"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1878" calcext:value-type="float">
            <text:p>0.06718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style-name="ce1"/>
          <table:table-cell table:number-columns-repeated="3"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338" calcext:value-type="float">
            <text:p>0.07373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style-name="ce1"/>
          <table:table-cell table:number-columns-repeated="3"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9398" calcext:value-type="float">
            <text:p>0.005393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style-name="ce1"/>
          <table:table-cell table:number-columns-repeated="3"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7004" calcext:value-type="float">
            <text:p>0.005470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style-name="ce1"/>
          <table:table-cell table:number-columns-repeated="3"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2249" calcext:value-type="float">
            <text:p>0.005522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style-name="ce1"/>
          <table:table-cell table:number-columns-repeated="3"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248" calcext:value-type="float">
            <text:p>0.005602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style-name="ce1"/>
          <table:table-cell table:number-columns-repeated="3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5808" calcext:value-type="float">
            <text:p>0.006658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style-name="ce1"/>
          <table:table-cell table:number-columns-repeated="3"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6563" calcext:value-type="float">
            <text:p>0.005565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style-name="ce1"/>
          <table:table-cell table:number-columns-repeated="3"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1378" calcext:value-type="float">
            <text:p>0.0001813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style-name="ce1"/>
          <table:table-cell table:number-columns-repeated="3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8744200" calcext:value-type="float">
            <text:p>7.8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3580900" calcext:value-type="float">
            <text:p>9.3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4936300" calcext:value-type="float">
            <text:p>9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style-name="ce1"/>
          <table:table-cell table:number-columns-repeated="3"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46700" calcext:value-type="float">
            <text:p>9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style-name="ce1"/>
          <table:table-cell table:number-columns-repeated="3"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198100" calcext:value-type="float">
            <text:p>9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style-name="ce1"/>
          <table:table-cell table:number-columns-repeated="3"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200400" calcext:value-type="float">
            <text:p>9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style-name="ce1"/>
          <table:table-cell table:number-columns-repeated="3"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6769" calcext:value-type="float">
            <text:p>38676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style-name="ce1"/>
          <table:table-cell table:number-columns-repeated="3"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668" calcext:value-type="float">
            <text:p>32.466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style-name="ce1"/>
          <table:table-cell table:number-columns-repeated="3"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761" calcext:value-type="float">
            <text:p>38.176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style-name="ce1"/>
          <table:table-cell table:number-columns-repeated="3"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1536" calcext:value-type="float">
            <text:p>39.15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style-name="ce1"/>
          <table:table-cell table:number-columns-repeated="3"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7096" calcext:value-type="float">
            <text:p>40.709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style-name="ce1"/>
          <table:table-cell table:number-columns-repeated="3"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3.7162" calcext:value-type="float">
            <text:p>53.71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style-name="ce1"/>
          <table:table-cell table:number-columns-repeated="3"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3806" calcext:value-type="float">
            <text:p>39.380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style-name="ce1"/>
          <table:table-cell table:number-columns-repeated="3"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65613" calcext:value-type="float">
            <text:p>2.656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 table:number-columns-repeated="20"/>
        </table:table-row>
        <table:table-row table:style-name="ro1">
          <table:table-cell table:number-columns-repeated="15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496" calcext:value-type="float">
            <text:p>0.0684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831811" calcext:value-type="float">
            <text:p>0.0831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9899" calcext:value-type="float">
            <text:p>0.005398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9901" calcext:value-type="float">
            <text:p>0.005499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8603" calcext:value-type="float">
            <text:p>0.00558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66745" calcext:value-type="float">
            <text:p>0.00566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7128" calcext:value-type="float">
            <text:p>0.0071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63608" calcext:value-type="float">
            <text:p>0.0056360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28073" calcext:value-type="float">
            <text:p>0.000280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3552900" calcext:value-type="float">
            <text:p>7.3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2508100" calcext:value-type="float">
            <text:p>9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3856500" calcext:value-type="float">
            <text:p>9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341800" calcext:value-type="float">
            <text:p>9.5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108000" calcext:value-type="float">
            <text:p>9.7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3023000" calcext:value-type="float">
            <text:p>9.3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583757" calcext:value-type="float">
            <text:p>58375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3" calcext:value-type="float">
            <text:p>32.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7052" calcext:value-type="float">
            <text:p>37.705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9373" calcext:value-type="float">
            <text:p>39.93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58.0924" calcext:value-type="float">
            <text:p>58.09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9.7979" calcext:value-type="float">
            <text:p>59.797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47.4851" calcext:value-type="float">
            <text:p>47.485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10.3406" calcext:value-type="float">
            <text:p>10.34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78279" calcext:value-type="float">
            <text:p>0.0678279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104196" calcext:value-type="float">
            <text:p>0.10419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8683" calcext:value-type="float">
            <text:p>0.005386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7636" calcext:value-type="float">
            <text:p>0.005476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988" calcext:value-type="float">
            <text:p>0.005529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449" calcext:value-type="float">
            <text:p>0.0055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104924" calcext:value-type="float">
            <text:p>0.1049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713447" calcext:value-type="float">
            <text:p>0.0071344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24205" calcext:value-type="float">
            <text:p>0.01242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4996810" calcext:value-type="float">
            <text:p>5.00E+006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3714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948095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736100" calcext:value-type="float">
            <text:p>9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327200" calcext:value-type="float">
            <text:p>9.7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73486200" calcext:value-type="float">
            <text:p>7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16118100" calcext:value-type="float">
            <text:p>1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4471" calcext:value-type="float">
            <text:p>32.447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8633" calcext:value-type="float">
            <text:p>37.863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3028" calcext:value-type="float">
            <text:p>39.302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7433" calcext:value-type="float">
            <text:p>40.743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3.9878" calcext:value-type="float">
            <text:p>53.98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4227" calcext:value-type="float">
            <text:p>39.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72599" calcext:value-type="float">
            <text:p>2.7259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26" calcext:value-type="float">
            <text:p>0.06826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7896" calcext:value-type="float">
            <text:p>0.005378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6944" calcext:value-type="float">
            <text:p>0.005469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762" calcext:value-type="float">
            <text:p>0.0055276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545" calcext:value-type="float">
            <text:p>0.0055954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678015" calcext:value-type="float">
            <text:p>0.006780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57211" calcext:value-type="float">
            <text:p>0.005572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190214" calcext:value-type="float">
            <text:p>0.000190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7326500" calcext:value-type="float">
            <text:p>7.73E+007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93698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48483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857100" calcext:value-type="float">
            <text:p>9.5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469600" calcext:value-type="float">
            <text:p>9.7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4090900" calcext:value-type="float">
            <text:p>9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04669" calcext:value-type="float">
            <text:p>404669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135" calcext:value-type="float">
            <text:p>32.713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8.2801" calcext:value-type="float">
            <text:p>38.2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1393" calcext:value-type="float">
            <text:p>39.139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6546" calcext:value-type="float">
            <text:p>40.654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42.9787" calcext:value-type="float">
            <text:p>42.97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307" calcext:value-type="float">
            <text:p>39.3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08479" calcext:value-type="float">
            <text:p>2.084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26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53"/>
        </table:table-row>
        <table:table-row table:style-name="ro1" table:number-rows-repeated="1048330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9:05:52.447900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6-16T09:38:06.587297696</dc:date>
    <meta:editing-duration>PT1H4M21S</meta:editing-duration>
    <meta:editing-cycles>10</meta:editing-cycles>
    <meta:generator>LibreOffice/4.2.7.2$Linux_X86_64 LibreOffice_project/420m0$Build-2</meta:generator>
    <meta:document-statistic meta:table-count="2" meta:cell-count="35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59cm" svg:y="0.316cm" chart:style-name="ch2">
          <text:p>Teps vs Scale with validation</text:p>
        </chart:title>
        <chart:legend chart:legend-position="end" svg:x="13.201cm" svg:y="3.454cm" style:legend-expansion="high" chart:style-name="ch3"/>
        <chart:plot-area chart:style-name="ch4" table:cell-range-address="Sheet1.AK3:Sheet1.AO6" chart:data-source-has-labels="row" svg:x="1.331cm" svg:y="1.301cm" svg:width="11.55cm" svg:height="6.538cm">
          <chartooo:coordinate-region svg:x="3.249cm" svg:y="1.5cm" svg:width="9.445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4.958cm" chart:style-name="ch7">
              <text:p>Teps</text:p>
            </chart:title>
            <chart:grid chart:style-name="ch8" chart:class="major"/>
          </chart:axis>
          <chart:series chart:style-name="ch9" chart:values-cell-range-address="Sheet1.AL4:Sheet1.AL6" chart:label-cell-address="Sheet1.AL3:Sheet1.AL3" chart:class="chart:scatter">
            <chart:domain table:cell-range-address="Sheet1.AK4:Sheet1.AK6"/>
            <chart:data-point chart:repeated="3"/>
          </chart:series>
          <chart:series chart:style-name="ch10" chart:values-cell-range-address="Sheet1.AM4:Sheet1.AM6" chart:label-cell-address="Sheet1.AM3:Sheet1.AM3" chart:class="chart:scatter">
            <chart:data-point chart:repeated="3"/>
          </chart:series>
          <chart:series chart:style-name="ch11" chart:values-cell-range-address="Sheet1.AN4:Sheet1.AN6" chart:label-cell-address="Sheet1.AN3:Sheet1.AN3" chart:class="chart:scatter">
            <chart:data-point chart:repeated="3"/>
          </chart:series>
          <chart:series chart:style-name="ch12" chart:values-cell-range-address="Sheet1.AO4:Sheet1.AO6" chart:label-cell-address="Sheet1.AO3:Sheet1.AO3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Nodes 2</text:p>
                <draw:g>
                  <svg:desc>Sheet1.AL3:Sheet1.AL3</svg:desc>
                </draw:g>
              </table:table-cell>
              <table:table-cell office:value-type="string">
                <text:p>Nodes 4</text:p>
                <draw:g>
                  <svg:desc>Sheet1.AM3:Sheet1.AM3</svg:desc>
                </draw:g>
              </table:table-cell>
              <table:table-cell office:value-type="string">
                <text:p>Node 8</text:p>
                <draw:g>
                  <svg:desc>Sheet1.AN3:Sheet1.AN3</svg:desc>
                </draw:g>
              </table:table-cell>
              <table:table-cell office:value-type="string">
                <text:p>Nodes 16</text:p>
                <draw:g>
                  <svg:desc>Sheet1.AO3:Sheet1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4:Sheet1.AK6</svg:desc>
                </draw:g>
              </table:table-cell>
              <table:table-cell office:value-type="float" office:value="27624457.1428571">
                <text:p>27624457.1428571</text:p>
                <draw:g>
                  <svg:desc>Sheet1.AL4:Sheet1.AL6</svg:desc>
                </draw:g>
              </table:table-cell>
              <table:table-cell office:value-type="float" office:value="35781233.3333333">
                <text:p>35781233.3333333</text:p>
                <draw:g>
                  <svg:desc>Sheet1.AM4:Sheet1.AM6</svg:desc>
                </draw:g>
              </table:table-cell>
              <table:table-cell office:value-type="float" office:value="34872283.3333333">
                <text:p>34872283.3333333</text:p>
                <draw:g>
                  <svg:desc>Sheet1.AN4:Sheet1.AN6</svg:desc>
                </draw:g>
              </table:table-cell>
              <table:table-cell office:value-type="float" office:value="26332900">
                <text:p>26332900</text:p>
                <draw:g>
                  <svg:desc>Sheet1.AO4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7cm" svg:height="9.006cm" xlink:href=".." xlink:type="simple" chart:class="chart:scatter" chart:style-name="ch1">
        <chart:title svg:x="5.085cm" svg:y="0.316cm" chart:style-name="ch2">
          <text:p>Scale vs Teps with validation</text:p>
        </chart:title>
        <chart:legend chart:legend-position="end" svg:x="13.334cm" svg:y="3.706cm" style:legend-expansion="high" chart:style-name="ch3"/>
        <chart:plot-area chart:style-name="ch4" table:cell-range-address="Sheet1.AQ3:Sheet1.AT7" chart:data-source-has-labels="row" svg:x="1.331cm" svg:y="1.301cm" svg:width="11.683cm" svg:height="6.544cm">
          <chartooo:coordinate-region svg:x="3.249cm" svg:y="1.501cm" svg:width="9.578cm" svg:height="5.697cm"/>
          <chart:axis chart:dimension="x" chart:name="primary-x" chart:style-name="ch5">
            <chart:title svg:x="6.638cm" svg:y="8.025cm" chart:style-name="ch6">
              <text:p>Nodes</text:p>
            </chart:title>
          </chart:axis>
          <chart:axis chart:dimension="y" chart:name="primary-y" chart:style-name="ch5">
            <chart:title svg:x="0.451cm" svg:y="5.04cm" chart:style-name="ch7">
              <text:p>TEPS</text:p>
            </chart:title>
            <chart:grid chart:style-name="ch8" chart:class="major"/>
          </chart:axis>
          <chart:series chart:style-name="ch9" chart:values-cell-range-address="Sheet1.AR4:Sheet1.AR7" chart:label-cell-address="Sheet1.AR3:Sheet1.AR3" chart:class="chart:scatter">
            <chart:domain table:cell-range-address="Sheet1.AQ4:Sheet1.AQ7"/>
            <chart:data-point chart:repeated="4"/>
          </chart:series>
          <chart:series chart:style-name="ch10" chart:values-cell-range-address="Sheet1.AS4:Sheet1.AS7" chart:label-cell-address="Sheet1.AS3:Sheet1.AS3" chart:class="chart:scatter">
            <chart:data-point chart:repeated="4"/>
          </chart:series>
          <chart:series chart:style-name="ch11" chart:values-cell-range-address="Sheet1.AT4:Sheet1.AT7" chart:label-cell-address="Sheet1.AT3:Sheet1.AT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Scale 9</text:p>
                <draw:g>
                  <svg:desc>Sheet1.AR3:Sheet1.AR3</svg:desc>
                </draw:g>
              </table:table-cell>
              <table:table-cell office:value-type="string">
                <text:p>Scale 12</text:p>
                <draw:g>
                  <svg:desc>Sheet1.AS3:Sheet1.AS3</svg:desc>
                </draw:g>
              </table:table-cell>
              <table:table-cell office:value-type="string">
                <text:p>Scale 15</text:p>
                <draw:g>
                  <svg:desc>Sheet1.AT3:Sheet1.A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Q4:Sheet1.AQ7</svg:desc>
                </draw:g>
              </table:table-cell>
              <table:table-cell office:value-type="float" office:value="27624457.1428571">
                <text:p>27624457.1428571</text:p>
                <draw:g>
                  <svg:desc>Sheet1.AR4:Sheet1.AR7</svg:desc>
                </draw:g>
              </table:table-cell>
              <table:table-cell office:value-type="float" office:value="31413266.6666667">
                <text:p>31413266.6666667</text:p>
                <draw:g>
                  <svg:desc>Sheet1.AS4:Sheet1.AS7</svg:desc>
                </draw:g>
              </table:table-cell>
              <table:table-cell office:value-type="float" office:value="21639533.3333333">
                <text:p>21639533.3333333</text:p>
                <draw:g>
                  <svg:desc>Sheet1.AT4:Sheet1.A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332900">
                <text:p>26332900</text:p>
              </table:table-cell>
              <table:table-cell office:value-type="float" office:value="58819175">
                <text:p>58819175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Validation vs no validation</text:p>
        </chart:title>
        <chart:legend chart:legend-position="end" svg:x="12.725cm" svg:y="2.956cm" style:legend-expansion="high" chart:style-name="ch3"/>
        <chart:plot-area chart:style-name="ch4" table:cell-range-address="Sheet1.AK29:Sheet1.AQ33" chart:data-source-has-labels="row" svg:x="1.331cm" svg:y="1.301cm" svg:width="11.074cm" svg:height="6.538cm">
          <chartooo:coordinate-region svg:x="3.249cm" svg:y="1.5cm" svg:width="8.969cm" svg:height="5.692cm"/>
          <chart:axis chart:dimension="x" chart:name="primary-x" chart:style-name="ch5">
            <chart:title svg:x="6.334cm" svg:y="8.019cm" chart:style-name="ch6">
              <text:p>Nodes</text:p>
            </chart:title>
          </chart:axis>
          <chart:axis chart:dimension="y" chart:name="primary-y" chart:style-name="ch5">
            <chart:title svg:x="0.451cm" svg:y="4.958cm" chart:style-name="ch7">
              <text:p>Teps</text:p>
            </chart:title>
            <chart:grid chart:style-name="ch8" chart:class="major"/>
          </chart:axis>
          <chart:series chart:style-name="ch9" chart:values-cell-range-address="Sheet1.AL30:Sheet1.AL33" chart:label-cell-address="Sheet1.AL29:Sheet1.AL29" chart:class="chart:scatter">
            <chart:domain table:cell-range-address="Sheet1.AK30:Sheet1.AK33"/>
            <chart:data-point chart:repeated="4"/>
          </chart:series>
          <chart:series chart:style-name="ch10" chart:values-cell-range-address="Sheet1.AM30:Sheet1.AM33" chart:label-cell-address="Sheet1.AM29:Sheet1.AM29" chart:class="chart:scatter">
            <chart:data-point chart:repeated="4"/>
          </chart:series>
          <chart:series chart:style-name="ch11" chart:values-cell-range-address="Sheet1.AN30:Sheet1.AN33" chart:label-cell-address="Sheet1.AN29:Sheet1.AN29" chart:class="chart:scatter">
            <chart:data-point chart:repeated="4"/>
          </chart:series>
          <chart:series chart:style-name="ch12" chart:values-cell-range-address="Sheet1.AO30:Sheet1.AO33" chart:label-cell-address="Sheet1.AO29:Sheet1.AO29" chart:class="chart:scatter">
            <chart:data-point chart:repeated="4"/>
          </chart:series>
          <chart:series chart:style-name="ch13" chart:values-cell-range-address="Sheet1.AP30:Sheet1.AP33" chart:label-cell-address="Sheet1.AP29:Sheet1.AP29" chart:class="chart:scatter">
            <chart:data-point chart:repeated="4"/>
          </chart:series>
          <chart:series chart:style-name="ch14" chart:values-cell-range-address="Sheet1.AQ30:Sheet1.AQ33" chart:label-cell-address="Sheet1.AQ29:Sheet1.AQ2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Scale 9</text:p>
                <draw:g>
                  <svg:desc>Sheet1.AL29:Sheet1.AL29</svg:desc>
                </draw:g>
              </table:table-cell>
              <table:table-cell office:value-type="string">
                <text:p>Scale 9 Val</text:p>
                <draw:g>
                  <svg:desc>Sheet1.AM29:Sheet1.AM29</svg:desc>
                </draw:g>
              </table:table-cell>
              <table:table-cell office:value-type="string">
                <text:p>Scale 12</text:p>
                <draw:g>
                  <svg:desc>Sheet1.AN29:Sheet1.AN29</svg:desc>
                </draw:g>
              </table:table-cell>
              <table:table-cell office:value-type="string">
                <text:p>Scale 12 Val</text:p>
                <draw:g>
                  <svg:desc>Sheet1.AO29:Sheet1.AO29</svg:desc>
                </draw:g>
              </table:table-cell>
              <table:table-cell office:value-type="string">
                <text:p>Scale 15 </text:p>
                <draw:g>
                  <svg:desc>Sheet1.AP29:Sheet1.AP29</svg:desc>
                </draw:g>
              </table:table-cell>
              <table:table-cell office:value-type="string">
                <text:p>Scale 15 Val</text:p>
                <draw:g>
                  <svg:desc>Sheet1.AQ29:Sheet1.A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K30:Sheet1.AK33</svg:desc>
                </draw:g>
              </table:table-cell>
              <table:table-cell office:value-type="float" office:value="30113700">
                <text:p>30113700</text:p>
                <draw:g>
                  <svg:desc>Sheet1.AL30:Sheet1.AL33</svg:desc>
                </draw:g>
              </table:table-cell>
              <table:table-cell office:value-type="float" office:value="27624457.1428571">
                <text:p>27624457.1428571</text:p>
                <draw:g>
                  <svg:desc>Sheet1.AM30:Sheet1.AM33</svg:desc>
                </draw:g>
              </table:table-cell>
              <table:table-cell office:value-type="float" office:value="34099700">
                <text:p>34099700</text:p>
                <draw:g>
                  <svg:desc>Sheet1.AN30:Sheet1.AN33</svg:desc>
                </draw:g>
              </table:table-cell>
              <table:table-cell office:value-type="float" office:value="31413266.6666667">
                <text:p>31413266.6666667</text:p>
                <draw:g>
                  <svg:desc>Sheet1.AO30:Sheet1.AO33</svg:desc>
                </draw:g>
              </table:table-cell>
              <table:table-cell office:value-type="float" office:value="41331900">
                <text:p>41331900</text:p>
                <draw:g>
                  <svg:desc>Sheet1.AP30:Sheet1.AP33</svg:desc>
                </draw:g>
              </table:table-cell>
              <table:table-cell office:value-type="float" office:value="21639533.3333333">
                <text:p>21639533.3333333</text:p>
                <draw:g>
                  <svg:desc>Sheet1.AQ30:Sheet1.A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585000">
                <text:p>39585000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1800200">
                <text:p>41800200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522700">
                <text:p>31522700</text:p>
              </table:table-cell>
              <table:table-cell office:value-type="float" office:value="26332900">
                <text:p>26332900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6.566cm" svg:y="0.316cm" chart:style-name="ch2">
          <text:p>Val vs NO val</text:p>
        </chart:title>
        <chart:legend chart:legend-position="end" svg:x="12.618cm" svg:y="2.46cm" style:legend-expansion="high" chart:style-name="ch3"/>
        <chart:plot-area chart:style-name="ch4" table:cell-range-address="Sheet1.AK16:Sheet1.AS19" chart:data-source-has-labels="row" svg:x="1.33cm" svg:y="1.301cm" svg:width="10.969cm" svg:height="6.543cm">
          <chartooo:coordinate-region svg:x="3.248cm" svg:y="1.5cm" svg:width="8.864cm" svg:height="5.697cm"/>
          <chart:axis chart:dimension="x" chart:name="primary-x" chart:style-name="ch5">
            <chart:title svg:x="6.347cm" svg:y="8.024cm" chart:style-name="ch6">
              <text:p>Scale</text:p>
            </chart:title>
          </chart:axis>
          <chart:axis chart:dimension="y" chart:name="primary-y" chart:style-name="ch5">
            <chart:title svg:x="0.451cm" svg:y="4.96cm" chart:style-name="ch7">
              <text:p>Teps</text:p>
            </chart:title>
            <chart:grid chart:style-name="ch8" chart:class="major"/>
          </chart:axis>
          <chart:series chart:style-name="ch9" chart:values-cell-range-address="Sheet1.AL17:Sheet1.AL19" chart:label-cell-address="Sheet1.AL16:Sheet1.AL16" chart:class="chart:scatter">
            <chart:domain table:cell-range-address="Sheet1.AK17:Sheet1.AK19"/>
            <chart:data-point chart:repeated="3"/>
          </chart:series>
          <chart:series chart:style-name="ch10" chart:values-cell-range-address="Sheet1.AM17:Sheet1.AM19" chart:label-cell-address="Sheet1.AM16:Sheet1.AM16" chart:class="chart:scatter">
            <chart:data-point chart:repeated="3"/>
          </chart:series>
          <chart:series chart:style-name="ch11" chart:values-cell-range-address="Sheet1.AN17:Sheet1.AN19" chart:label-cell-address="Sheet1.AN16:Sheet1.AN16" chart:class="chart:scatter">
            <chart:data-point chart:repeated="3"/>
          </chart:series>
          <chart:series chart:style-name="ch12" chart:values-cell-range-address="Sheet1.AO17:Sheet1.AO19" chart:label-cell-address="Sheet1.AO16:Sheet1.AO16" chart:class="chart:scatter">
            <chart:data-point chart:repeated="3"/>
          </chart:series>
          <chart:series chart:style-name="ch13" chart:values-cell-range-address="Sheet1.AP17:Sheet1.AP19" chart:label-cell-address="Sheet1.AP16:Sheet1.AP16" chart:class="chart:scatter">
            <chart:data-point chart:repeated="3"/>
          </chart:series>
          <chart:series chart:style-name="ch14" chart:values-cell-range-address="Sheet1.AQ17:Sheet1.AQ19" chart:label-cell-address="Sheet1.AQ16:Sheet1.AQ16" chart:class="chart:scatter">
            <chart:data-point chart:repeated="3"/>
          </chart:series>
          <chart:series chart:style-name="ch15" chart:values-cell-range-address="Sheet1.AR17:Sheet1.AR19" chart:label-cell-address="Sheet1.AR16:Sheet1.AR16" chart:class="chart:scatter">
            <chart:data-point chart:repeated="3"/>
          </chart:series>
          <chart:series chart:style-name="ch16" chart:values-cell-range-address="Sheet1.AS17:Sheet1.AS19" chart:label-cell-address="Sheet1.AS16:Sheet1.AS16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Nodes 2</text:p>
                <draw:g>
                  <svg:desc>Sheet1.AL16:Sheet1.AL16</svg:desc>
                </draw:g>
              </table:table-cell>
              <table:table-cell office:value-type="string">
                <text:p>Nodes 2 Val</text:p>
                <draw:g>
                  <svg:desc>Sheet1.AM16:Sheet1.AM16</svg:desc>
                </draw:g>
              </table:table-cell>
              <table:table-cell office:value-type="string">
                <text:p>Nodes 4</text:p>
                <draw:g>
                  <svg:desc>Sheet1.AN16:Sheet1.AN16</svg:desc>
                </draw:g>
              </table:table-cell>
              <table:table-cell office:value-type="string">
                <text:p>Nodes 4 Val</text:p>
                <draw:g>
                  <svg:desc>Sheet1.AO16:Sheet1.AO16</svg:desc>
                </draw:g>
              </table:table-cell>
              <table:table-cell office:value-type="string">
                <text:p>Nodes 8</text:p>
                <draw:g>
                  <svg:desc>Sheet1.AP16:Sheet1.AP16</svg:desc>
                </draw:g>
              </table:table-cell>
              <table:table-cell office:value-type="string">
                <text:p>Node 8 Val</text:p>
                <draw:g>
                  <svg:desc>Sheet1.AQ16:Sheet1.AQ16</svg:desc>
                </draw:g>
              </table:table-cell>
              <table:table-cell office:value-type="string">
                <text:p>Nodes 16</text:p>
                <draw:g>
                  <svg:desc>Sheet1.AR16:Sheet1.AR16</svg:desc>
                </draw:g>
              </table:table-cell>
              <table:table-cell office:value-type="string">
                <text:p>Nodes 16 Val</text:p>
                <draw:g>
                  <svg:desc>Sheet1.AS16:Sheet1.AS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17:Sheet1.AK19</svg:desc>
                </draw:g>
              </table:table-cell>
              <table:table-cell office:value-type="float" office:value="30113700">
                <text:p>30113700</text:p>
                <draw:g>
                  <svg:desc>Sheet1.AL17:Sheet1.AL19</svg:desc>
                </draw:g>
              </table:table-cell>
              <table:table-cell office:value-type="float" office:value="27624457.1428571">
                <text:p>27624457.1428571</text:p>
                <draw:g>
                  <svg:desc>Sheet1.AM17:Sheet1.AM19</svg:desc>
                </draw:g>
              </table:table-cell>
              <table:table-cell office:value-type="float" office:value="39585000">
                <text:p>39585000</text:p>
                <draw:g>
                  <svg:desc>Sheet1.AN17:Sheet1.AN19</svg:desc>
                </draw:g>
              </table:table-cell>
              <table:table-cell office:value-type="float" office:value="35781233.3333333">
                <text:p>35781233.3333333</text:p>
                <draw:g>
                  <svg:desc>Sheet1.AO17:Sheet1.AO19</svg:desc>
                </draw:g>
              </table:table-cell>
              <table:table-cell office:value-type="float" office:value="41800200">
                <text:p>41800200</text:p>
                <draw:g>
                  <svg:desc>Sheet1.AP17:Sheet1.AP19</svg:desc>
                </draw:g>
              </table:table-cell>
              <table:table-cell office:value-type="float" office:value="34872283.3333333">
                <text:p>34872283.3333333</text:p>
                <draw:g>
                  <svg:desc>Sheet1.AQ17:Sheet1.AQ19</svg:desc>
                </draw:g>
              </table:table-cell>
              <table:table-cell office:value-type="float" office:value="31522700">
                <text:p>31522700</text:p>
                <draw:g>
                  <svg:desc>Sheet1.AR17:Sheet1.AR19</svg:desc>
                </draw:g>
              </table:table-cell>
              <table:table-cell office:value-type="float" office:value="26332900">
                <text:p>26332900</text:p>
                <draw:g>
                  <svg:desc>Sheet1.AS17:Sheet1.AS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4099700">
                <text:p>34099700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1331900">
                <text:p>41331900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